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loext:padding="0cm" loext:border="none"/>
    </style:style>
    <style:style style:name="P2" style:family="paragraph" style:parent-style-name="Text_20_body" style:list-style-name="L1">
      <style:text-properties loext:padding="0cm" loext:border="none"/>
    </style:style>
    <style:style style:name="P3" style:family="paragraph" style:parent-style-name="Text_20_body" style:list-style-name="L2">
      <style:text-properties loext:padding="0cm" loext:border="none"/>
    </style:style>
    <style:style style:name="P4" style:family="paragraph" style:parent-style-name="Text_20_body">
      <style:paragraph-properties fo:margin-top="0cm" fo:margin-bottom="0cm" loext:contextual-spacing="false"/>
      <style:text-properties loext:padding="0cm" loext:border="none"/>
    </style:style>
    <style:style style:name="P5" style:family="paragraph" style:parent-style-name="Text_20_body" style:list-style-name="L1">
      <style:paragraph-properties fo:margin-top="0cm" fo:margin-bottom="0cm" loext:contextual-spacing="false"/>
      <style:text-properties loext:padding="0cm" loext:border="none"/>
    </style:style>
    <style:style style:name="P6" style:family="paragraph" style:parent-style-name="Text_20_body" style:list-style-name="L2">
      <style:paragraph-properties fo:margin-top="0cm" fo:margin-bottom="0cm" loext:contextual-spacing="false"/>
      <style:text-properties loext:padding="0cm" loext:border="none"/>
    </style:style>
    <style:style style:name="P7" style:family="paragraph" style:parent-style-name="Heading_20_1">
      <style:text-properties loext:padding="0cm" loext:border="none"/>
    </style:style>
    <style:style style:name="P8" style:family="paragraph" style:parent-style-name="Heading_20_1">
      <style:paragraph-properties fo:break-before="page"/>
      <style:text-properties loext:padding="0cm" loext:border="none"/>
    </style:style>
    <style:style style:name="T1" style:family="text">
      <style:text-properties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Criando uma rede virtual com servidor de internet e estações utilizando VirtualBox</text:h>
      <text:section text:style-name="Sect1" text:name="corpoArtigo">
        <text:p text:style-name="P1">Autor: William Maggi Pardalz &lt;maggi.william at gmail.com&gt;<text:line-break/>Data: 15/05/2012 </text:p>
        <text:h text:style-name="P7" text:outline-level="1">Instalações e configurações</text:h>
        <text:p text:style-name="Text_20_body"/>
        <text:p text:style-name="P1">Primeiro de tudo gostaria de parabenizar o VOL pela vasta quantidade de artigos e dicas nas quais me ajudaram muito em minha vida linuxiniana. E "segundamente", gostaria de agradecer todas aquelas pessoas que me ajudaram tirando dúvidas quando precisei e até mesmo aquelas que tentaram, mas não obtiveram sucesso. Terceiramente, gostaria de pedir paciência, porque eu não sou um bom redator. </text:p>
        <text:h text:style-name="P7" text:outline-level="1">Primeiro passo - Instalando o VirtualBox</text:h>
        <text:p text:style-name="Text_20_body"><text:span text:style-name="T1">Vá ao site </text:span><text:a xlink:type="simple" xlink:href="http://www.virtualbox.org/wiki/Linux_Downloads" office:target-frame-name="_blank" xlink:show="new" text:style-name="Internet_20_link" text:visited-style-name="Visited_20_Internet_20_Link"><text:span text:style-name="T1">http://www.virtualbox.org/wiki/Linux_Downloads</text:span></text:a><text:span text:style-name="T1"> e baixe a versão apropriada para o seu sistema operacional e instale-a. Como a minha versão de Linux é Debian, eu posso facilmente baixar o .deb e instalar com o comando: <text:line-break/><text:line-break/></text:span><text:span text:style-name="Strong_20_Emphasis"><text:span text:style-name="T1">dpkg -i nomedopacote.deb</text:span></text:span><text:span text:style-name="T1"> <text:line-break/><text:line-break/>Como nunca usei outra distro que não seja Debian-like, portanto, não poderei instruí-los quanto à vossa instalação, mas existem muitos tutoriais no Google que mostra como fazê-la. </text:span></text:p>
        <text:h text:style-name="P7" text:outline-level="1">Segundo passo - Criando a primeira maquina virtual (servidor)</text:h>
        <text:p text:style-name="P1">Vamos abrir o VirtualBox e clicar em "Novo". <text:line-break/><text:line-break/>Clique em "Próximo" e surgirá a tela onde você define o nome da máquina virtual e que tipo de sistema irá instalar. Vou instalar o Debian Lenny na minha. <text:line-break/><text:line-break/>Clique em "Próximo" e aparecerá a tela da escolha da quantidade de memória da máquina virtual. No meu caso 256MB está ótimo, CUIDADO ao escolher a quantidade, pois pode deixar seu computador mais lento na medida em que você aumenta. Clique em "Próximo". <text:line-break/><text:line-break/>Esta é a tela em que você cria seu disco virtual. <text:line-break/><text:line-break/><text:soft-page-break/>Marque "Disco Rígido de Boot Primário" e clique em "Novo". Surgirá a tela de criação de disco, clique em "Próximo". Agora você terá 2 opções: </text:p>
        <text:list xml:id="list102141735074288472" text:style-name="L1">
          <text:list-item>
            <text:p text:style-name="P5">O armazenamento dinamicamente expansível ocupa inicialmente um espaço bem pequeno no seu disco rígido físico e irá crescer dinamicamente (até o tamanho especificado) à medida em que o sistema operacional convidado exigir mais espaço; </text:p>
          </text:list-item>
          <text:list-item>
            <text:p text:style-name="P2">O armazenamento de tamanho fixo não cresce. Ele é armazenado em um arquivo com o tamanho definido para o disco rígido virtual. A criação de um armazenamento de tamanho fixo pode demorar bastante tempo, dependendo do tamanho escolhido e da velocidade de seu disco rígido físico. </text:p>
          </text:list-item>
        </text:list>
        <text:p text:style-name="P1"><text:line-break/>Eu prefiro o tamanho fixo, mas você pode escolher o que mais lhe agradar e clicar em "Próximo". Na "localização", deixe o nome que está e escolha o tamanho do HD virtual, vou deixar o meu com 2GB apenas, você pode colocar o tamanho que lhe agradar e clicar em "Próximo" e na próxima tela "Finalizar". <text:line-break/><text:line-break/>Você voltará para a tela de escolha do disco virtual, basta escolher o disco que você criou e clicar em "Próximo" de novo e "Finalizar". <text:line-break/><text:line-break/>Pronto, sua máquina virtual já foi criada. Vamos ao próximo passo, que é configurar. </text:p>
        <text:h text:style-name="P7" text:outline-level="1">Terceiro passo - Configurando a máquina virtual (servidor)</text:h>
        <text:p text:style-name="P1">Para configurar a máquina virtual, basta clicar em cima do nome dela e clicar em "Configurações" na tela do VirtualBox. Nesta tela serão exibidas todas as configurações possíveis para sua máquina virtual, aqui você pode habilitar aceleração 3D, aumentar o tamanho da memória de vídeo (padrão é 12MB) etc. <text:line-break/><text:line-break/>Depois que você configurou a aba geral do jeito que lhe agrada, vá ate a opção "CD/DVD-ROM" que fica à esquerda do painel de configuração que você está. <text:line-break/><text:line-break/>Então será exibida as opções de utilização do drive de CD do seu computador, ou se você quer utilizar uma imagem de CD. <text:line-break/><text:line-break/>Como vou utilizar a imagem do Debian que eu baixei, vou clicar em "Arquivo de Imagem ISO" e no desenho de uma pastinha que fica logo na frente da opção. <text:line-break/><text:line-break/>Irá abrir outra tela, onde vou clicar em "Acrescentar", selecionarei a imagem do Debian que está salva no meu computador e clicarei em "Selecionar". Isso nos voltará para o painel de configurações. Lembrando que se você preferir instalar a partir da mídia também é possível. </text:p>
        <text:h text:style-name="P7" text:outline-level="1"><text:soft-page-break/>Quarto passo - agora um ponto importante da nossa instalação, a configuração das interfaces de rede (servidor)</text:h>
        <text:p text:style-name="P1">Como este será nosso servidor de internet, teremos que configurar duas placas de rede, uma que será a nossa interface interna e outra que será nossa interface externa. </text:p>
        <text:list xml:id="list977408813854198069" text:style-name="L2">
          <text:list-item>
            <text:p text:style-name="P6">Interface interna: Será a interface responsável por distribuir a internet para a estação virtual. </text:p>
          </text:list-item>
          <text:list-item>
            <text:p text:style-name="P3">Interface externa: Será responsável por se conectar à internet de sua rede real e jogar para a sua rede virtual. </text:p>
          </text:list-item>
        </text:list>
        <text:p text:style-name="P1"><text:line-break/>Na opção "Rede" vamos habilitar o Adaptador 1 com o tipo de placa "PCNET-Fast III" (normalmente o padrão), na outra opção "Conectado a:" selecione "Placa em Modo Bridge" e na última opção "Nome:" você irá selecionar a interface REAL do seu computador, ou seja, a interface FÍSICA, na qual seu computador utiliza para se conectar à internet. <text:line-break/><text:line-break/>Agora habilite o Adaptador 2 com o tipo de placa de rede "PCNET-Fast III" e desta vez, na opção "Conectado a:" iremos selecionar "Rede interna" e no nome, pode deixar o padrão. <text:line-break/><text:line-break/>O ideal seria que nós desabilitássemos o som, disquete e portas seriais, já que no servidor não precisaremos disso. <text:line-break/><text:line-break/>Nossa máquina servidor está configurada! </text:p>
        <text:h text:style-name="P7" text:outline-level="1">Quinto passo - Instalação do sistema operacional (servidor)</text:h>
        <text:p text:style-name="P1">O próximo procedimento é a instalação do sistema operacional, na qual eu não vou abordar aqui por que este não é o foco do artigo. <text:line-break/><text:line-break/>Eu aconselho a instalação do Debian Lenny (5) porque é o sistema que eu uso e se surgir alguma dúvida quanto à este artigo eu poderei ajudar com mais precisão. <text:line-break/><text:line-break/>Então inicie a instalação e enquanto ele baixa os pacotes e instala o sistema, vamos criando a máquina virtual que será nossa estação. </text:p>
        <text:p text:style-name="Text_20_body"/>
        <text:h text:style-name="P7" text:outline-level="1"/>
        <text:h text:style-name="P8" text:outline-level="1">Instalação da estação e configuração da rede</text:h>
        <text:p text:style-name="Text_20_body"/>
        <text:h text:style-name="P7" text:outline-level="1">Sexto passo - Configuração da máquina virtual estação</text:h>
        <text:p text:style-name="Text_20_body"><text:span text:style-name="T1">Crie uma nova máquina, já que agora você já sabe como faz, com o sistema operacional que deseja testar, quantidade de memória, vídeo, som etc. <text:line-break/><text:line-break/>Na configuração de rede, habilite o adaptador 1 com o tipo de placa "PCNET-Fast III" conectado a "Rede interna". <text:line-break/><text:line-break/>Na opção de CD/DVD, escolha a ISO ou o dispositivo responsável pelo sistema operacional estação, pode ser qualquer um, Windows XP, 2000, 7 ou qualquer versão de </text:span><text:a xlink:type="simple" xlink:href="https://www.vivaolinux.com.br/linux/" text:style-name="Internet_20_link" text:visited-style-name="Visited_20_Internet_20_Link"><text:span text:style-name="T1">Linux</text:span></text:a><text:span text:style-name="T1">. Aí já é você quem manda. Inclusive você pode instalar quantas estações quiser (desde que seu computador suporte). <text:line-break/><text:line-break/>Agora instale seu(s) sistema(s) operacional(is) e vamos às configurações do nosso servidor, que à esta altura já deve estar com o sistema operacional instalado. </text:span></text:p>
        <text:h text:style-name="P7" text:outline-level="1">Sétimo passo - Configuração da rede no servidor</text:h>
        <text:p text:style-name="Text_20_body"><text:span text:style-name="T1">Bom, se sua rede possui um servidor DHCP ativo, o nosso servidor já deve estar até navegando, mas vou mostrar o passo à passo para a configuração das 2 interfaces de rede do servidor Debian. <text:line-break/><text:line-break/>Na sua máquina virtual vá até o arquivo </text:span><text:span text:style-name="Emphasis"><text:span text:style-name="T1">/etc/network/interfaces</text:span></text:span><text:span text:style-name="T1"> com o editor preferido, logue-se como root e execute o comando: <text:line-break/><text:line-break/></text:span><text:span text:style-name="Strong_20_Emphasis"><text:span text:style-name="T1">nano /etc/network/interfaces</text:span></text:span><text:span text:style-name="T1"> <text:line-break/><text:line-break/>O arquivo deve e ficar mais ou menos assim: </text:span></text:p>
        <text:p text:style-name="P4">#Interface Local, não se altera nada.<text:line-break/>auto lo <text:line-break/>iface lo inet loopback <text:line-break/><text:line-break/>#A interface 0 (eth0) nós configuramos para ser a placa em que buscará internet na rede, então<text:line-break/>#você deve estipular um IP válido na sua rede REAL. Como a minha rede REAL é 10.1.1.X, vou <text:line-break/>#usar o seguinte configuração:<text:line-break/><text:line-break/><text:soft-page-break/>#habilita o HotPlug<text:line-break/>allow-hotplug eth0 <text:line-break/>#Habilita IP estático<text:line-break/>iface eth0 inet static <text:line-break/>   # Endereço IP válido na sua rede REAL<text:line-break/>   address 10.1.1.2<text:line-break/>   #Máscara<text:line-break/>   netmask 255.0.0.0 <text:line-break/>   #Rede<text:line-break/>   network 10.0.0.0 <text:line-break/>   #Broad <text:line-break/>   broadcast 10.255.255.255 <text:line-break/>   #Gateway REAL da sua rede<text:line-break/>   gateway 10.1.1.1 <text:line-break/>   #Servidores DNS REAIS<text:line-break/>   dns-nameservers 200.225.197.37 200.225.197.34 <text:line-break/>   dns-search localhost<text:line-break/><text:line-break/>#Agora a configuração da ETH1, a nossa placa de rede virtual para as nossas <text:line-break/>#estações virtuais. Aqui vamos configurar uma rede fictícia para acesso à <text:line-break/>#internet nas estações. Você pode utilizar a faixa que desejar. Eu costumo <text:line-break/>#usar 192.168.0.x. <text:line-break/>#TEM QUE SER UMA FAIXA DIFERENTE DA ETH0!<text:line-break/>#Então a minha config fica assim:<text:line-break/><text:line-break/>allow-hotplug eth1 <text:line-break/>iface eth1 inet static <text:line-break/>   address 192.168.0.1<text:line-break/>   netmask 255.255.255.0<text:line-break/>   network 192.168.0.0<text:line-break/>   broadcast 192.168.0.255 </text:p>
        <text:p text:style-name="Text_20_body"><text:span text:style-name="T1"><text:line-break/>Feitas essas alterações, vamos salvar o arquivo, se você utilizou o nano, o comando para salvar é CTRL+O e para fechar CTRL+X. <text:line-break/><text:line-break/>Reinicie o servidor com: <text:line-break/><text:line-break/></text:span><text:span text:style-name="Strong_20_Emphasis"><text:span text:style-name="T1">init 0</text:span></text:span><text:span text:style-name="T1"> </text:span></text:p>
        <text:h text:style-name="P7" text:outline-level="1"><text:soft-page-break/>Oitavo passo - Configuração da rede na estação</text:h>
        <text:p text:style-name="Text_20_body"><text:span text:style-name="T1">Na sua estação virtual você acessará a configuração de rede e irá inserir o IP da mesma faixa configurada na eth1 do servidor. No meu caso, vou configurar com o IP 192.168.0.10, com a máscara 255.255.255.0, com o gateway 192.168.0.1 e os servidores DNS do meu provedor. Salve a configuração e se for necessário, reinicie. <text:line-break/><text:line-break/>Feito isso, vamos ao primeiro teste. <text:line-break/><text:line-break/>Abra o terminal se você instalou Linux na estação ou o CMD se você instalou Windows e digite: <text:line-break/><text:line-break/>ping ipdoservidor <text:line-break/><text:line-break/>Por exemplo, no meu caso eu digito: <text:line-break/><text:line-break/></text:span><text:span text:style-name="Strong_20_Emphasis"><text:span text:style-name="T1">ping 192.168.0.1</text:span></text:span><text:span text:style-name="T1"> <text:line-break/><text:line-break/>Se você obteve sucesso, parabéns, vá ao próximo passo. Se não obteve sucesso, refaça o sétimo e oitavo passo, e se mesmo assim não der certo, poste aqui. </text:span></text:p>
        <text:p text:style-name="Text_20_body"/>
        <text:h text:style-name="P7" text:outline-level="1">Configuração do Squid e firewall</text:h>
        <text:p text:style-name="Text_20_body"/>
        <text:h text:style-name="P7" text:outline-level="1">Nono passo - Configuração do Squid e firewall (servidor)</text:h>
        <text:p text:style-name="Text_20_body"><text:span text:style-name="T1">Squid no Debian: <text:line-break/><text:line-break/></text:span><text:span text:style-name="Strong_20_Emphasis"><text:span text:style-name="T1"># apt-get update<text:line-break/># apt-get install squid</text:span></text:span><text:span text:style-name="T1"> <text:line-break/><text:line-break/>Aqui no VOL existem vários artigos sobre como configurar o Squid, então não vou entrar muito em detalhes. Vamos apenas configurá-lo para que fique transparente. <text:line-break/><text:line-break/>Edite o arquivo </text:span><text:span text:style-name="Emphasis"><text:span text:style-name="T1">/etc/squid/squid.conf</text:span></text:span><text:span text:style-name="T1"> e procure a linha: <text:line-break/><text:line-break/>http_port 3128 <text:line-break/><text:line-break/>E deixe-a assim: </text:span></text:p>
        <text:p text:style-name="P4"><text:soft-page-break/>http_port 3128 transparent </text:p>
        <text:p text:style-name="Text_20_body"><text:span text:style-name="T1"><text:line-break/>Salve e feche. <text:line-break/><text:line-break/>Vamos agora criar um script para direcionar o tráfego para o Squid. <text:line-break/><text:line-break/>Crie um arquivo de texto: <text:line-break/><text:line-break/></text:span><text:span text:style-name="Strong_20_Emphasis"><text:span text:style-name="T1"># nano /home/firewall</text:span></text:span><text:span text:style-name="T1"> <text:line-break/><text:line-break/>Digite dentro do arquivo e preste muita atenção nos comentários. </text:span></text:p>
        <text:p text:style-name="P4">#!/bin/sh<text:line-break/><text:line-break/>ipt=/sbin/iptables<text:line-break/>cfg=/sbin/ifconfig<text:line-break/>mod=/sbin/modprobe<text:line-break/><text:line-break/>LOOP=127.0.0.1<text:line-break/>NET_BIOS="137:139"<text:line-break/><text:line-break/>IF_EXTERNA=eth0<text:line-break/>IF_INTERNA=eth1<text:line-break/><text:line-break/>#Gateway da rede REAL<text:line-break/>IP_ORIGEM=10.1.1.1<text:line-break/><text:line-break/>#FAIXA da rede Fictícia<text:line-break/>LAN_INTERNA=192.168.0.0/24<text:line-break/><text:line-break/>$mod iptable_nat<text:line-break/>$mod ip_conntrack<text:line-break/>$mod ip_conntrack_ftp<text:line-break/>$mod ip_nat_ftp<text:line-break/>$mod ipt_LOG<text:line-break/>$mod ipt_REJECT<text:line-break/>$mod ipt_MASQUERADE<text:line-break/><text:line-break/>echo "1" &gt; /proc/sys/net/ipv4/ip_forward<text:line-break/><text:line-break/>$ipt --flush<text:line-break/>$ipt -X<text:line-break/>$ipt -F -t nat<text:line-break/>$ipt -X -t nat<text:line-break/><text:soft-page-break/>$ipt -F -t mangle<text:line-break/>$ipt -X -t mangle<text:line-break/><text:line-break/>$ipt -A POSTROUTING -t nat -o $IF_EXTERNA -s $LAN_INTERNA -j MASQUERADE<text:line-break/>$ipt -A INPUT -p tcp --destination-port 80 -j ACCEPT<text:line-break/>$ipt -t nat -A PREROUTING -i $IF_INTERNA -p tcp -d ! 200.201.174.207 --dport 80 -j REDIRECT --to-port 3128<text:line-break/><text:line-break/>$ipt -A INPUT -s $LOOP -j ACCEPT<text:line-break/>$ipt -A INPUT -d $LOOP -j ACCEPT<text:line-break/><text:line-break/>$ipt -A INPUT -i $IF_INTERNA -j ACCEPT<text:line-break/>$ipt -A FORWARD -i $IF_INTERNA -j ACCEPT </text:p>
        <text:p text:style-name="Text_20_body"><text:span text:style-name="T1"><text:line-break/>Pronto, feito isso salve e feche. <text:line-break/><text:line-break/>Vamos dar permissão de execução no arquivo com o comando: <text:line-break/><text:line-break/></text:span><text:span text:style-name="Strong_20_Emphasis"><text:span text:style-name="T1"># chmod +x /home/firewall</text:span></text:span><text:span text:style-name="T1"> <text:line-break/><text:line-break/>E agora adicioná-lo à inicialização do sistema operacional: <text:line-break/><text:line-break/></text:span><text:span text:style-name="Strong_20_Emphasis"><text:span text:style-name="T1"># ln -s /home/firewall /etc/rc2.d/S20firewall</text:span></text:span><text:span text:style-name="T1"> <text:line-break/><text:line-break/>Feito! <text:line-break/><text:line-break/>Reinicie o computador e teste a internet na estação. <text:line-break/><text:line-break/>Espero que tenha sido útil.<text:line-break/>[]'z<text:line-break/>William Maggi </text:span></text:p>
        <text:p text:style-name="P1"><text:line-break/><text:line-break/><text:line-break/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6:50:27.186294776</meta:creation-date>
    <dc:date>2017-01-20T16:50:51.735544562</dc:date>
    <meta:editing-duration>PT24S</meta:editing-duration>
    <meta:editing-cycles>2</meta:editing-cycles>
    <meta:generator>LibreOffice/5.1.2.2$Linux_X86_64 LibreOffice_project/10m0$Build-2</meta:generator>
    <meta:document-statistic meta:table-count="0" meta:image-count="0" meta:object-count="0" meta:page-count="8" meta:paragraph-count="37" meta:word-count="1717" meta:character-count="10701" meta:non-whitespace-character-count="8820"/>
  </office:meta>
</office:document-meta>
</file>